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883" officeooo:paragraph-rsid="001d8883"/>
    </style:style>
    <style:style style:name="P2" style:family="paragraph" style:parent-style-name="Standard">
      <style:text-properties officeooo:rsid="001d8883" officeooo:paragraph-rsid="001ee903"/>
    </style:style>
    <style:style style:name="P3" style:family="paragraph" style:parent-style-name="Standard">
      <style:text-properties officeooo:rsid="001ee903" officeooo:paragraph-rsid="001ee903"/>
    </style:style>
    <style:style style:name="P4" style:family="paragraph" style:parent-style-name="Standard">
      <style:text-properties officeooo:rsid="001ee903" officeooo:paragraph-rsid="001fb675"/>
    </style:style>
    <style:style style:name="P5" style:family="paragraph" style:parent-style-name="Standard">
      <style:text-properties officeooo:rsid="001ee903" officeooo:paragraph-rsid="00214bc9"/>
    </style:style>
    <style:style style:name="P6" style:family="paragraph" style:parent-style-name="Standard">
      <style:text-properties officeooo:rsid="001ee903" officeooo:paragraph-rsid="0021b9e1"/>
    </style:style>
    <style:style style:name="P7" style:family="paragraph" style:parent-style-name="Standard">
      <style:text-properties officeooo:rsid="001ee903" officeooo:paragraph-rsid="0022f22a"/>
    </style:style>
    <style:style style:name="P8" style:family="paragraph" style:parent-style-name="Standard">
      <style:text-properties officeooo:rsid="001ee903" officeooo:paragraph-rsid="002caed6"/>
    </style:style>
    <style:style style:name="P9" style:family="paragraph" style:parent-style-name="Standard">
      <style:text-properties officeooo:rsid="001ee903" officeooo:paragraph-rsid="00296fca"/>
    </style:style>
    <style:style style:name="P10" style:family="paragraph" style:parent-style-name="Standard">
      <style:text-properties officeooo:rsid="001ee903" officeooo:paragraph-rsid="002e279e"/>
    </style:style>
    <style:style style:name="P11" style:family="paragraph" style:parent-style-name="Standard">
      <style:text-properties officeooo:rsid="001ee903" officeooo:paragraph-rsid="002f2737"/>
    </style:style>
    <style:style style:name="P12" style:family="paragraph" style:parent-style-name="Standard">
      <style:text-properties officeooo:rsid="001f050f" officeooo:paragraph-rsid="002caed6"/>
    </style:style>
    <style:style style:name="P13" style:family="paragraph" style:parent-style-name="Standard">
      <style:text-properties officeooo:rsid="001fb675" officeooo:paragraph-rsid="001fb675"/>
    </style:style>
    <style:style style:name="P14" style:family="paragraph" style:parent-style-name="Standard">
      <style:text-properties officeooo:rsid="0021b9e1" officeooo:paragraph-rsid="0021b9e1"/>
    </style:style>
    <style:style style:name="P15" style:family="paragraph" style:parent-style-name="Standard">
      <style:text-properties officeooo:rsid="0022a41b" officeooo:paragraph-rsid="0022a41b"/>
    </style:style>
    <style:style style:name="P16" style:family="paragraph" style:parent-style-name="Standard">
      <style:text-properties officeooo:rsid="0022f22a" officeooo:paragraph-rsid="0022f22a"/>
    </style:style>
    <style:style style:name="P17" style:family="paragraph" style:parent-style-name="Standard">
      <style:text-properties officeooo:rsid="00296fca" officeooo:paragraph-rsid="00296fca"/>
    </style:style>
    <style:style style:name="P18" style:family="paragraph" style:parent-style-name="Standard">
      <style:text-properties officeooo:rsid="00296fca" officeooo:paragraph-rsid="002adc94"/>
    </style:style>
    <style:style style:name="P19" style:family="paragraph" style:parent-style-name="Standard">
      <style:text-properties officeooo:rsid="002adc94" officeooo:paragraph-rsid="002adc94"/>
    </style:style>
    <style:style style:name="P20" style:family="paragraph" style:parent-style-name="Standard">
      <style:text-properties officeooo:rsid="002f2737" officeooo:paragraph-rsid="002f2737"/>
    </style:style>
    <style:style style:name="T1" style:family="text">
      <style:text-properties officeooo:rsid="001ee903"/>
    </style:style>
    <style:style style:name="T2" style:family="text">
      <style:text-properties officeooo:rsid="00213323"/>
    </style:style>
    <style:style style:name="T3" style:family="text">
      <style:text-properties officeooo:rsid="00214bc9"/>
    </style:style>
    <style:style style:name="T4" style:family="text">
      <style:text-properties officeooo:rsid="0021b9e1"/>
    </style:style>
    <style:style style:name="T5" style:family="text">
      <style:text-properties officeooo:rsid="0022a41b"/>
    </style:style>
    <style:style style:name="T6" style:family="text">
      <style:text-properties officeooo:rsid="002396c9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7ac38"/>
    </style:style>
    <style:style style:name="T9" style:family="text">
      <style:text-properties officeooo:rsid="00296fca"/>
    </style:style>
    <style:style style:name="T10" style:family="text">
      <style:text-properties officeooo:rsid="002adc94"/>
    </style:style>
    <style:style style:name="T11" style:family="text">
      <style:text-properties officeooo:rsid="002d3a18"/>
    </style:style>
    <style:style style:name="T12" style:family="text">
      <style:text-properties officeooo:rsid="002e279e"/>
    </style:style>
    <style:style style:name="T13" style:family="text">
      <style:text-properties officeooo:rsid="002f2737"/>
    </style:style>
    <style:style style:name="T14" style:family="text">
      <style:text-properties officeooo:rsid="002f4a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re : <text:span text:style-name="T1">Rél</text:span>ever des données de consommation.</text:p>
      <text:p text:style-name="P1">Résumé : <text:span text:style-name="T1">C</text:span>e cas d'utilisation, permet à GRDF de relever les données de consommation des clients qui ont des contrats d'abonnements avec les fournisseurs de gaz.</text:p>
      <text:p text:style-name="P1">Acteurs : Grdf.</text:p>
      <text:p text:style-name="P1"/>
      <text:p text:style-name="P1">Déscription des scénario :</text:p>
      <text:p text:style-name="P1">préconditions :</text:p>
      <text:p text:style-name="P1"/>
      <text:p text:style-name="P2">1. le compteur gazpar est fonctionnel ou il y a au moins un agent qui peut fair les reléves.</text:p>
      <text:p text:style-name="P2">2.la sécurité des <text:span text:style-name="T1">données est obligatoire.</text:span></text:p>
      <text:p text:style-name="P2">3.<text:span text:style-name="T1">la disponibilité des données est obligatoires.</text:span></text:p>
      <text:p text:style-name="P1"/>
      <text:p text:style-name="P1">scénario nominal :</text:p>
      <text:p text:style-name="P3">1. vérifier que le client a un compteur gazpar.</text:p>
      <text:p text:style-name="P3">2.le compteur </text:p>
      <text:p text:style-name="P3">3.</text:p>
      <text:p text:style-name="P3">4.</text:p>
      <text:p text:style-name="P3"/>
      <text:p text:style-name="P12">Titre : Raccorder Client .</text:p>
      <text:p text:style-name="P12">Résumé : Ce cas d'utilisation, permet à Grdf de raccoder le client au Canalisation après sa <text:s/>signature de contrat avec son fournisseur.</text:p>
      <text:p text:style-name="P12">Acteur : Grdf, Client.</text:p>
      <text:p text:style-name="P12"/>
      <text:p text:style-name="P8">Déscription des scénario :</text:p>
      <text:p text:style-name="P8">Préconditions :</text:p>
      <text:p text:style-name="P8">1.</text:p>
      <text:p text:style-name="P8">2.</text:p>
      <text:p text:style-name="P8">3.</text:p>
      <text:p text:style-name="P8"/>
      <text:p text:style-name="P8"><text:span text:style-name="T8">S</text:span>cénario nominal :</text:p>
      <text:p text:style-name="P8">1.</text:p>
      <text:p text:style-name="P8">2.</text:p>
      <text:p text:style-name="P8">3.</text:p>
      <text:p text:style-name="P8">4.</text:p>
      <text:p text:style-name="P3"/>
      <text:p text:style-name="P3"/>
      <text:p text:style-name="P3">Titre : <text:span text:style-name="T2">I</text:span>nterrompre la fourniture.</text:p>
      <text:p text:style-name="P3">Résumé : Ce cas d'utilisation, permet à Grdf de couper le gaz pour les clients qui n'ont pas payé leurs consommations suite à la demande de leurs fournisseurs.</text:p>
      <text:p text:style-name="P3">Acteurs : Grdf, fournisseur et client.</text:p>
      <text:p text:style-name="P3"><text:s/></text:p>
      <text:p text:style-name="P3">Déscription des scénario :</text:p>
      <text:p text:style-name="P3">Préconditions :</text:p>
      <text:p text:style-name="P3">1. <text:span text:style-name="T8">Client n'a payé sa facture.</text:span></text:p>
      <text:p text:style-name="P3">2. <text:span text:style-name="T8">le fournisseur demande à Grdf de couper le gaz pour le client</text:span></text:p>
      <text:p text:style-name="P3">3. <text:span text:style-name="T8">Un agent est disponible pour se déplaçer.</text:span></text:p>
      <text:p text:style-name="P3"/>
      <text:p text:style-name="P3"><text:span text:style-name="T9">S</text:span>cénario nominal :</text:p>
      <text:p text:style-name="P3">1. <text:span text:style-name="T9">si le contrat du client n'est pas soumis à une obligation de maintient de fourniture, le fournisseur demande un déplaçement pour couper le gaz à Grdf.</text:span></text:p>
      <text:p text:style-name="P3">2.<text:span text:style-name="T9">Grdf renvoie les informations pour la mission d'interruption.</text:span></text:p>
      <text:p text:style-name="P3">3. <text:span text:style-name="T9">Si client paye sa facture entre temps , le fournisseur demande d'annuler la mission d'interruption à </text:span><text:soft-page-break/><text:span text:style-name="T9">Grdf.</text:span></text:p>
      <text:p text:style-name="P3">4.<text:span text:style-name="T9">si la demande <text:s/>ne dépasse pas le délai, Grdf annule la mission.</text:span></text:p>
      <text:p text:style-name="P17">5. le fournisseur informe le client pour qu'il ait la possibilité sa facture à l'opérateur Grdf.</text:p>
      <text:p text:style-name="P17">6. <text:span text:style-name="T10">Grdf envoie l'opérateur.</text:span></text:p>
      <text:p text:style-name="P17">7.<text:span text:style-name="T10">si le fournisseur choisit l'option d'interruption ferme.</text:span></text:p>
      <text:p text:style-name="P17">8.<text:span text:style-name="T10">si le client prouve le paiement de sa facture, l'opérateur Grdf informe le fournisseur.</text:span></text:p>
      <text:p text:style-name="P18">9.<text:span text:style-name="T10">si le client ne prouve pas le paiement.</text:span></text:p>
      <text:p text:style-name="P19">10. si l'opérateur est confronté à un cas de force majeur, il informe le fournisseur.</text:p>
      <text:p text:style-name="P19">11. sinon, l'opérateur ferme le robinet du compteur.</text:p>
      <text:p text:style-name="P19">12. si le fournisseur choisit l'option d'interruption optionelle.</text:p>
      <text:p text:style-name="P19">13. si le client est présent.</text:p>
      <text:p text:style-name="P19">14. Si le client accepte de payer sa facture, l'opérateur informe le fournisseur.</text:p>
      <text:p text:style-name="P19">15. sinon l'opérateur ferme le robinet de compteur. <text:s/></text:p>
      <text:p text:style-name="P19">16. si le client refuse de payer sa facuture, l'opérateur ferme le robinet du compteur.</text:p>
      <text:p text:style-name="P19">17. si le client est absent, l'opérateur ferme le robinet du compteur.</text:p>
      <text:p text:style-name="P19">18. Grdf facture le déplaçement au founissuer.</text:p>
      <text:p text:style-name="P9"/>
      <text:p text:style-name="P4"/>
      <text:p text:style-name="P13">Titre : <text:span text:style-name="T11">Transporter </text:span>le Gaz.</text:p>
      <text:p text:style-name="P13">Résumé : Ce cas d'utilisation à Grdf de distruber le gaz aux clients.</text:p>
      <text:p text:style-name="P13">Acteur : Grdf.</text:p>
      <text:p text:style-name="P13"/>
      <text:p text:style-name="P4">Déscription des scénario :</text:p>
      <text:p text:style-name="P4">Préconditions :</text:p>
      <text:p text:style-name="P4">1. <text:span text:style-name="T12">il y a du <text:s/>gaz dans le réseau.</text:span></text:p>
      <text:p text:style-name="P4">2. <text:span text:style-name="T12">il y a des clients.</text:span></text:p>
      <text:p text:style-name="P4"/>
      <text:p text:style-name="P4">scénario nominal :</text:p>
      <text:p text:style-name="P4">1. <text:span text:style-name="T12">le gaz est dans le réseau.</text:span></text:p>
      <text:p text:style-name="P4">2.<text:span text:style-name="T12">si le gaz est liquide, il est gazifié.</text:span></text:p>
      <text:p text:style-name="P10">3.<text:span text:style-name="T12"> le gaz est comprimé</text:span></text:p>
      <text:p text:style-name="P4">4. <text:span text:style-name="T13">le mercaptan est injecté dans le gaz pour lui donner une odeur à la frontière.</text:span></text:p>
      <text:p text:style-name="P20">5.le gaz est de nouveau comprimer afin <text:s/>qu'il puisse avancer dans les canalisations.</text:p>
      <text:p text:style-name="P20">6. soit il est détendu en <text:s/>MPC.</text:p>
      <text:p text:style-name="P20">7. soit il est détendu en <text:s/>MPB.</text:p>
      <text:p text:style-name="P20">8.s'il a été détendu en MPC, il est de nouveau détendu en MPB.</text:p>
      <text:p text:style-name="P20">9. <text:span text:style-name="T14">soit il est détendu pour alimenter un poster client (souvent industriel ou commercial).</text:span></text:p>
      <text:p text:style-name="P20">10.<text:span text:style-name="T14">soit il est détendu afin d'alimenter un consommateur classique.</text:span></text:p>
      <text:p text:style-name="P20">11.<text:span text:style-name="T14">soit il est détendu en basse pression pour alimenter un client classique (réseau en fonte ductile, remplacement à venir).</text:span></text:p>
      <text:p text:style-name="P11"/>
      <text:p text:style-name="P13">Titre : <text:span text:style-name="T2">A</text:span>ssu<text:span text:style-name="T9">r</text:span>er la sécurité.</text:p>
      <text:p text:style-name="P13">Résumé : Ce cas d'utilisation, permet à Grdf d 'assue<text:span text:style-name="T7">r la sécurité du réseau .</text:span></text:p>
      <text:p text:style-name="P13">Acteurs : Grdf.</text:p>
      <text:p text:style-name="P13"/>
      <text:p text:style-name="P4">Déscription des scénario :</text:p>
      <text:p text:style-name="P4">Préconditions :</text:p>
      <text:p text:style-name="P5">1.<text:span text:style-name="T3">le réseau est mis en place. </text:span></text:p>
      <text:p text:style-name="P4">2.<text:span text:style-name="T3">déclenchement d'un alerte. </text:span></text:p>
      <text:p text:style-name="P4">3.<text:span text:style-name="T3">disponibilité des opérateurs dédiés à la maintenance et sécurité. </text:span></text:p>
      <text:p text:style-name="P4"/>
      <text:p text:style-name="P4"><text:span text:style-name="T5">S</text:span>cénario nominal :</text:p>
      <text:p text:style-name="P4"><text:soft-page-break/>1.<text:span text:style-name="T4">l'appelant repère un incident <text:s/>et décide d'appeler.</text:span></text:p>
      <text:p text:style-name="P4">2.<text:span text:style-name="T4"> <text:s text:c="2"/>si il appelle le Standard de Grdf, il y a un appel systématique au CTA-CDIS .</text:span></text:p>
      <text:p text:style-name="P14"><text:span text:style-name="T5">3</text:span>. l'opérateur qui a repondu à l' appel fait évaluer la situation selon la grille PGR.</text:p>
      <text:p text:style-name="P6"><text:span text:style-name="T6">4</text:span>.<text:span text:style-name="T5"> Sinon il appelle le standard CTA-CODIS, il y a aussi un appel systématique au standard de Grdf.</text:span></text:p>
      <text:p text:style-name="P6"><text:span text:style-name="T6">5</text:span>. <text:span text:style-name="T4">l'opérateur du standard du CTA-CODIS évalué la situation selon la grille PGR.</text:span></text:p>
      <text:p text:style-name="P6"><text:span text:style-name="T6">6. la situation est grave, <text:s/>déclenchement de la procédure renforcée( voir scénarion procédure renforcée).</text:span></text:p>
      <text:p text:style-name="P14"><text:span text:style-name="T6">7.</text:span> si la situation est normale, Grdf envoie l'opérateur.</text:p>
      <text:p text:style-name="P14"><text:span text:style-name="T6">8</text:span>. <text:s/>l'opérateur fait l'évaluation sur terrain.</text:p>
      <text:p text:style-name="P14"><text:span text:style-name="T6">9</text:span>. <text:s/>si l'évaluation est grave, déclenchement de la procédure renforcée.</text:p>
      <text:p text:style-name="P14"><text:span text:style-name="T6">10.</text:span> si la situation est normale, il fait les réparations.</text:p>
      <text:p text:style-name="P14"><text:span text:style-name="T6">11.</text:span>. <text:span text:style-name="T5">CTA-CODIS envoie le COS .</text:span></text:p>
      <text:p text:style-name="P15"><text:span text:style-name="T6">12. </text:span>Le COS évalue la situation sur le terrrain.</text:p>
      <text:p text:style-name="P15"><text:span text:style-name="T6">13. </text:span>Si l'évaluation est grave, <text:s/><text:span text:style-name="T4">déclenchement de la procédure renforcée.</text:span></text:p>
      <text:p text:style-name="P15"><text:span text:style-name="T6">14. </text:span>Sinon l'opérateur Grdf fait la réparation.</text:p>
      <text:p text:style-name="P15"/>
      <text:p text:style-name="P16">Scénario nominal (Procédure Renforcée).</text:p>
      <text:p text:style-name="P16">1.COS prépare le plan d'intervention.</text:p>
      <text:p text:style-name="P16">2. COS demande l'intervention des autres services (police, mairie, smur…).</text:p>
      <text:p text:style-name="P16">3. COS demande à l'opérateur Grdf d'identifier la canalisation.</text:p>
      <text:p text:style-name="P16">4. l'opérateur Grdf interroge <text:s/>carpathe pour identifier la canalisation.</text:p>
      <text:p text:style-name="P16">5.Carpathe renvoie les données relatives à la canalisation.</text:p>
      <text:p text:style-name="P16">6.Si la canalisation est de basse pression, l'opérateur Grdf effectue les réparations.</text:p>
      <text:p text:style-name="P16">7. Si la canalisation est de moyenne pression, l'opérateur Grdf ferme les robinets.</text:p>
      <text:p text:style-name="P16">8. l'opérateur Grdf <text:s/>dépressurise la canalisation.</text:p>
      <text:p text:style-name="P16">9.l'opérateur Grdf répare la canalisation.</text:p>
      <text:p text:style-name="P1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0:28:58.455381856</meta:creation-date>
    <dc:date>2016-01-13T13:13:44.904971961</dc:date>
    <meta:editing-duration>PT2H14M17S</meta:editing-duration>
    <meta:editing-cycles>20</meta:editing-cycles>
    <meta:generator>LibreOffice/5.0.3.2$Linux_X86_64 LibreOffice_project/00m0$Build-2</meta:generator>
    <meta:document-statistic meta:table-count="0" meta:image-count="0" meta:object-count="0" meta:page-count="3" meta:paragraph-count="106" meta:word-count="863" meta:character-count="5204" meta:non-whitespace-character-count="4424"/>
  </office:meta>
</office:document-meta>
</file>